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Dao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Dao.getHibernate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Dao.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Dao.HibernateDao( SessionManager sessionManager , HObject h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bernateDao.getD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Dao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bernateDao.entering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Dao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